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e8b" officeooo:paragraph-rsid="000def55" fo:background-color="transparent"/>
    </style:style>
    <style:style style:name="P2" style:family="paragraph" style:parent-style-name="Standard">
      <style:text-properties officeooo:rsid="001926c9" officeooo:paragraph-rsid="00173d48" fo:background-color="transparent"/>
    </style:style>
    <style:style style:name="P3" style:family="paragraph" style:parent-style-name="Standard">
      <style:text-properties style:font-name="Arial1" fo:font-size="12pt" officeooo:rsid="000d8e8b" officeooo:paragraph-rsid="000def55" style:font-size-asian="12pt" style:font-size-complex="12pt"/>
    </style:style>
    <style:style style:name="P4" style:family="paragraph" style:parent-style-name="Standard">
      <style:text-properties style:font-name="Arial1" fo:font-size="12pt" officeooo:rsid="000d8e8b" officeooo:paragraph-rsid="001b9919" style:font-size-asian="12pt" style:font-size-complex="12pt"/>
    </style:style>
    <style:style style:name="P5" style:family="paragraph" style:parent-style-name="Standard">
      <style:text-properties style:font-name="Arial1" fo:font-size="12pt" officeooo:rsid="000d8e8b" officeooo:paragraph-rsid="002149aa" style:font-size-asian="12pt" style:font-size-complex="12pt"/>
    </style:style>
    <style:style style:name="P6" style:family="paragraph" style:parent-style-name="Standard">
      <style:text-properties style:font-name="Arial1" fo:font-size="12pt" officeooo:rsid="000d8e8b" officeooo:paragraph-rsid="002e0cef" style:font-size-asian="12pt" style:font-size-complex="12pt"/>
    </style:style>
    <style:style style:name="P7" style:family="paragraph" style:parent-style-name="Standard">
      <style:text-properties style:font-name="Arial1" fo:font-size="12pt" officeooo:rsid="0015c220" officeooo:paragraph-rsid="0012106f" style:font-size-asian="12pt" style:font-size-complex="12pt"/>
    </style:style>
    <style:style style:name="P8" style:family="paragraph" style:parent-style-name="Standard">
      <style:text-properties style:font-name="Arial1" fo:font-size="12pt" officeooo:rsid="000def55" officeooo:paragraph-rsid="001b9919" style:font-size-asian="12pt" style:font-size-complex="12pt"/>
    </style:style>
    <style:style style:name="P9" style:family="paragraph" style:parent-style-name="Standard">
      <style:text-properties style:font-name="Arial1" fo:font-size="12pt" officeooo:rsid="000def55" officeooo:paragraph-rsid="0015fec6" style:font-size-asian="12pt" style:font-size-complex="12pt"/>
    </style:style>
    <style:style style:name="P10" style:family="paragraph" style:parent-style-name="Standard">
      <style:text-properties style:font-name="Arial1" fo:font-size="12pt" officeooo:rsid="000fd5c8" officeooo:paragraph-rsid="000fd5c8" style:font-size-asian="12pt" style:font-size-complex="12pt"/>
    </style:style>
    <style:style style:name="P11" style:family="paragraph" style:parent-style-name="Standard">
      <style:text-properties style:font-name="Arial1" fo:font-size="12pt" officeooo:rsid="000fd5c8" officeooo:paragraph-rsid="00173d48" style:font-size-asian="12pt" style:font-size-complex="12pt"/>
    </style:style>
    <style:style style:name="P12" style:family="paragraph" style:parent-style-name="Standard">
      <style:text-properties style:font-name="Arial1" fo:font-size="12pt" officeooo:rsid="001404f0" officeooo:paragraph-rsid="001404f0" style:font-size-asian="12pt" style:font-size-complex="12pt"/>
    </style:style>
    <style:style style:name="P13" style:family="paragraph" style:parent-style-name="Standard">
      <style:text-properties style:font-name="Arial1" fo:font-size="12pt" officeooo:rsid="002149aa" officeooo:paragraph-rsid="002149aa" style:font-size-asian="12pt" style:font-size-complex="12pt"/>
    </style:style>
    <style:style style:name="P14" style:family="paragraph" style:parent-style-name="Standard">
      <style:text-properties style:font-name="Arial1" fo:font-size="12pt" officeooo:rsid="001cd962" officeooo:paragraph-rsid="001cd962" fo:background-color="transparent" style:font-size-asian="12pt" style:font-size-complex="12pt"/>
    </style:style>
    <style:style style:name="P15" style:family="paragraph" style:parent-style-name="Standard">
      <style:text-properties style:font-name="Arial1" fo:font-size="12pt" officeooo:rsid="000fd5c8" officeooo:paragraph-rsid="000fd5c8" fo:background-color="transparent" style:font-size-asian="12pt" style:font-size-complex="12pt"/>
    </style:style>
    <style:style style:name="P16" style:family="paragraph" style:parent-style-name="Standard">
      <style:text-properties style:font-name="Arial1" officeooo:rsid="000d8e8b" officeooo:paragraph-rsid="000def55"/>
    </style:style>
    <style:style style:name="P17" style:family="paragraph" style:parent-style-name="Standard">
      <style:text-properties style:font-name="Arial1" officeooo:rsid="001f55f6" officeooo:paragraph-rsid="001926c9" fo:background-color="transparent"/>
    </style:style>
    <style:style style:name="P18" style:family="paragraph" style:parent-style-name="Standard">
      <style:text-properties officeooo:rsid="0021b589" officeooo:paragraph-rsid="001cd962"/>
    </style:style>
    <style:style style:name="P19" style:family="paragraph" style:parent-style-name="Standard">
      <style:text-properties officeooo:rsid="001cd962" officeooo:paragraph-rsid="001cd962"/>
    </style:style>
    <style:style style:name="P20" style:family="paragraph" style:parent-style-name="Standard">
      <style:text-properties officeooo:rsid="001cd962" officeooo:paragraph-rsid="0024690a"/>
    </style:style>
    <style:style style:name="P21" style:family="paragraph" style:parent-style-name="BSI_5f_TextoCitaçãoLonga">
      <style:text-properties officeooo:rsid="001cd962" officeooo:paragraph-rsid="001cd962"/>
    </style:style>
    <style:style style:name="P22" style:family="paragraph" style:parent-style-name="Standard">
      <style:text-properties style:font-name="Arial1" officeooo:rsid="000d8e8b" officeooo:paragraph-rsid="000def55"/>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rsid="00326ccc" officeooo:paragraph-rsid="00326ccc"/>
    </style:style>
    <style:style style:name="P25" style:family="paragraph" style:parent-style-name="Standard">
      <style:paragraph-properties fo:text-align="start" style:justify-single-word="false"/>
      <style:text-properties officeooo:rsid="00326ccc" officeooo:paragraph-rsid="00326ccc" fo:background-color="#ffff00"/>
    </style:style>
    <style:style style:name="P26" style:family="paragraph" style:parent-style-name="Standard">
      <style:paragraph-properties fo:text-align="start" style:justify-single-word="false"/>
      <style:text-properties officeooo:rsid="00326ccc" officeooo:paragraph-rsid="00326ccc" fo:background-color="transparent"/>
    </style:style>
    <style:style style:name="T1" style:family="text">
      <style:text-properties officeooo:rsid="000d8e8b"/>
    </style:style>
    <style:style style:name="T2" style:family="text">
      <style:text-properties officeooo:rsid="000def55"/>
    </style:style>
    <style:style style:name="T3" style:family="text">
      <style:text-properties officeooo:rsid="00108e16"/>
    </style:style>
    <style:style style:name="T4" style:family="text">
      <style:text-properties fo:background-color="#ffff00" loext:char-shading-value="0"/>
    </style:style>
    <style:style style:name="T5" style:family="text">
      <style:text-properties officeooo:rsid="000fd5c8" fo:background-color="#ffff00" loext:char-shading-value="0"/>
    </style:style>
    <style:style style:name="T6" style:family="text">
      <style:text-properties officeooo:rsid="000d8e8b" fo:background-color="#ffff00" loext:char-shading-value="0"/>
    </style:style>
    <style:style style:name="T7" style:family="text">
      <style:text-properties officeooo:rsid="00173d48" fo:background-color="#ffff00" loext:char-shading-value="0"/>
    </style:style>
    <style:style style:name="T8" style:family="text">
      <style:text-properties officeooo:rsid="002a8db6" fo:background-color="#ffff00" loext:char-shading-value="0"/>
    </style:style>
    <style:style style:name="T9" style:family="text">
      <style:text-properties officeooo:rsid="002c1311" fo:background-color="#ffff00" loext:char-shading-value="0"/>
    </style:style>
    <style:style style:name="T10" style:family="text">
      <style:text-properties officeooo:rsid="001cd962" fo:background-color="#ffff00" loext:char-shading-value="0"/>
    </style:style>
    <style:style style:name="T11" style:family="text">
      <style:text-properties officeooo:rsid="0015c220"/>
    </style:style>
    <style:style style:name="T12" style:family="text">
      <style:text-properties officeooo:rsid="000def55" fo:background-color="transparent" loext:char-shading-value="0"/>
    </style:style>
    <style:style style:name="T13" style:family="text">
      <style:text-properties officeooo:rsid="0015c220" fo:background-color="transparent" loext:char-shading-value="0"/>
    </style:style>
    <style:style style:name="T14" style:family="text">
      <style:text-properties officeooo:rsid="001afe19" fo:background-color="transparent" loext:char-shading-value="0"/>
    </style:style>
    <style:style style:name="T15" style:family="text">
      <style:text-properties officeooo:rsid="001cd962" fo:background-color="transparent" loext:char-shading-value="0"/>
    </style:style>
    <style:style style:name="T16" style:family="text">
      <style:text-properties officeooo:rsid="00249b11" fo:background-color="transparent" loext:char-shading-value="0"/>
    </style:style>
    <style:style style:name="T17" style:family="text">
      <style:text-properties officeooo:rsid="002a8db6" fo:background-color="transparent" loext:char-shading-value="0"/>
    </style:style>
    <style:style style:name="T18" style:family="text">
      <style:text-properties officeooo:rsid="002e0cef" fo:background-color="transparent" loext:char-shading-value="0"/>
    </style:style>
    <style:style style:name="T19" style:family="text">
      <style:text-properties officeooo:rsid="0015fec6"/>
    </style:style>
    <style:style style:name="T20" style:family="text">
      <style:text-properties officeooo:rsid="00173d48"/>
    </style:style>
    <style:style style:name="T21" style:family="text">
      <style:text-properties officeooo:rsid="001cd962"/>
    </style:style>
    <style:style style:name="T22" style:family="text">
      <style:text-properties style:font-name="Arial1" fo:font-size="12pt" officeooo:rsid="0015c220" style:font-size-asian="12pt" style:font-size-complex="12pt"/>
    </style:style>
    <style:style style:name="T23" style:family="text">
      <style:text-properties style:font-name="Arial1" fo:font-size="12pt" officeooo:rsid="000def55" style:font-size-asian="12pt" style:font-size-complex="12pt"/>
    </style:style>
    <style:style style:name="T24" style:family="text">
      <style:text-properties style:font-name="Arial1" fo:font-size="12pt" officeooo:rsid="002149aa" style:font-size-asian="12pt" style:font-size-complex="12pt"/>
    </style:style>
    <style:style style:name="T25" style:family="text">
      <style:text-properties style:font-name="Arial1" fo:font-size="12pt" fo:background-color="transparent" loext:char-shading-value="0" style:font-size-asian="12pt" style:font-size-complex="12pt"/>
    </style:style>
    <style:style style:name="T26" style:family="text">
      <style:text-properties style:font-name="Arial1" fo:font-size="12pt" officeooo:rsid="001dfddf" fo:background-color="transparent" loext:char-shading-value="0" style:font-size-asian="12pt" style:font-size-complex="12pt"/>
    </style:style>
    <style:style style:name="T27" style:family="text">
      <style:text-properties style:font-name="Arial1" fo:font-size="12pt" officeooo:rsid="001f3571" fo:background-color="transparent" loext:char-shading-value="0" style:font-size-asian="12pt" style:font-size-complex="12pt"/>
    </style:style>
    <style:style style:name="T28" style:family="text">
      <style:text-properties style:font-name="Arial1" fo:font-size="12pt" officeooo:rsid="001f55f6" fo:background-color="transparent" loext:char-shading-value="0" style:font-size-asian="12pt" style:font-size-complex="12pt"/>
    </style:style>
    <style:style style:name="T29" style:family="text">
      <style:text-properties style:font-name="Arial1" fo:font-size="12pt" officeooo:rsid="002149aa" fo:background-color="transparent" loext:char-shading-value="0" style:font-size-asian="12pt" style:font-size-complex="12pt"/>
    </style:style>
    <style:style style:name="T30" style:family="text">
      <style:text-properties style:font-name="Arial1" fo:font-size="12pt" officeooo:rsid="000def55" fo:background-color="transparent" loext:char-shading-value="0" style:font-size-asian="12pt" style:font-size-complex="12pt"/>
    </style:style>
    <style:style style:name="T31" style:family="text">
      <style:text-properties style:font-name="Arial1" fo:font-size="12pt" officeooo:rsid="001b9919" fo:background-color="transparent" loext:char-shading-value="0" style:font-size-asian="12pt" style:font-size-complex="12pt"/>
    </style:style>
    <style:style style:name="T32" style:family="text">
      <style:text-properties style:font-name="Arial1" fo:font-size="12pt" officeooo:rsid="001afe19" fo:background-color="transparent" loext:char-shading-value="0" style:font-size-asian="12pt" style:font-size-complex="12pt"/>
    </style:style>
    <style:style style:name="T33" style:family="text">
      <style:text-properties style:font-name="Arial1" fo:font-size="12pt" officeooo:rsid="0012106f" fo:background-color="transparent" loext:char-shading-value="0" style:font-size-asian="12pt" style:font-size-complex="12pt"/>
    </style:style>
    <style:style style:name="T34" style:family="text">
      <style:text-properties style:font-name="Arial1" fo:font-size="12pt" officeooo:rsid="00222c67" fo:background-color="transparent" loext:char-shading-value="0" style:font-size-asian="12pt" style:font-size-complex="12pt"/>
    </style:style>
    <style:style style:name="T35" style:family="text">
      <style:text-properties style:font-name="Arial1" fo:font-size="12pt" officeooo:rsid="0022399e" fo:background-color="transparent" loext:char-shading-value="0" style:font-size-asian="12pt" style:font-size-complex="12pt"/>
    </style:style>
    <style:style style:name="T36" style:family="text">
      <style:text-properties style:font-name="Arial1" fo:font-size="12pt" officeooo:rsid="0022b7ed" fo:background-color="transparent" loext:char-shading-value="0" style:font-size-asian="12pt" style:font-size-complex="12pt"/>
    </style:style>
    <style:style style:name="T37" style:family="text">
      <style:text-properties style:font-name="Arial1" fo:font-size="12pt" officeooo:rsid="0024690a" fo:background-color="transparent" loext:char-shading-value="0" style:font-size-asian="12pt" style:font-size-complex="12pt"/>
    </style:style>
    <style:style style:name="T38" style:family="text">
      <style:text-properties style:font-name="Arial1" fo:font-size="12pt" officeooo:rsid="002c2aae" fo:background-color="transparent" loext:char-shading-value="0" style:font-size-asian="12pt" style:font-size-complex="12pt"/>
    </style:style>
    <style:style style:name="T39" style:family="text">
      <style:text-properties style:font-name="Arial1" fo:font-size="12pt" officeooo:rsid="0024690a" fo:background-color="#ffff00" loext:char-shading-value="0" style:font-size-asian="12pt" style:font-size-complex="12pt"/>
    </style:style>
    <style:style style:name="T40" style:family="text">
      <style:text-properties officeooo:rsid="002017b0"/>
    </style:style>
    <style:style style:name="T41" style:family="text">
      <style:text-properties officeooo:rsid="002149aa"/>
    </style:style>
    <style:style style:name="T42" style:family="text">
      <style:text-properties officeooo:rsid="00249b11"/>
    </style:style>
    <style:style style:name="T43" style:family="text">
      <style:text-properties officeooo:rsid="002a8db6"/>
    </style:style>
    <style:style style:name="T44" style:family="text">
      <style:text-properties fo:font-style="italic" officeooo:rsid="002a8db6" fo:background-color="#ffff00" loext:char-shading-value="0" style:font-style-asian="italic" style:font-style-complex="italic"/>
    </style:style>
    <style:style style:name="T45" style:family="text">
      <style:text-properties officeooo:rsid="002c1311"/>
    </style:style>
    <style:style style:name="T46" style:family="text">
      <style:text-properties style:font-name="ArialMT" fo:font-size="12pt" style:font-size-asian="12pt"/>
    </style:style>
    <style:style style:name="T47" style:family="text">
      <style:text-properties style:font-name="ArialMT" fo:font-size="12pt" fo:background-color="#ffff00" loext:char-shading-value="0" style:font-size-asian="12pt"/>
    </style:style>
    <style:style style:name="T48" style:family="text">
      <style:text-properties style:font-name="Arial-ItalicMT" fo:font-size="12pt" fo:font-style="italic" style:font-size-asian="12pt"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7"><text:tab/></text:p>
      <text:p text:style-name="P1"/>
      <text:p text:style-name="P5"><text:span text:style-name="T40"><text:tab/></text:span>O Diagrama Entidade-Relacionamento (DER) acordo com <text:span text:style-name="T4">Rezende (1997, </text:span><text:span text:style-name="T5">p.</text:span><text:span text:style-name="T4">)</text:span> “é a notação para a modelagem de dados. O principal <text:span text:style-name="T3">propósito</text:span> do DER é representar os objetos de dados e suas relações sendo que, cada entidade termina representada pelo menos por uma tabela de dados”. </text:p>
      <text:p text:style-name="P4"><text:span text:style-name="T2"><text:tab/></text:span>O DER <text:span text:style-name="T2">em seu modelo mais básico é composto por entidades, relacionamentos, atributos, cardinalidade e generalização/especialização. Segundo </text:span><text:span text:style-name="T12">Heuser (2001)</text:span><text:span text:style-name="T2"> a entidade é a representação de um conjunto de objetos da realidade modelada e é representada graficamente por um retângulo. </text:span></text:p>
      <text:p text:style-name="P8"><text:span text:style-name="T21"><text:tab/></text:span><text:span text:style-name="T10">De acordo com o artigo do site Devmedia e</text:span><text:span text:style-name="T4">xistem três tipos </text:span>de entidades, a forte a fraca e a associativa. A entidade forte, é definida por uma entidade que não necessita de nenhuma outra para fazer sentido; <text:span text:style-name="T21">a</text:span> entidade fraca, que necessita de outra entidade em seu relacionamento para que a mesma tenha sentido; a entidade associativa, aparece em casos onde a relação entre duas entidades não faz sentido, então é necessário a criação de uma terceira para intermediar o relacionamento.</text:p>
      <text:p text:style-name="P13"><text:tab/>Complementando, Guimarães (2003, p.33) diz que “Uma entidade é um objeto ou ente do mundo real que possui existência própria e cujas características ou propriedades desejamos registrar. Ela pode ter uma existência física ou abstrata”.</text:p>
      <text:p text:style-name="P6"><text:span text:style-name="T41"><text:tab/>Toda entidade tem seus respectivos atributos, que de acordo com </text:span><text:span text:style-name="T12">Heuser (2001, </text:span><text:span text:style-name="T13">p</text:span><text:span text:style-name="T14">.</text:span><text:span text:style-name="T13">23</text:span><text:span text:style-name="T12">) </text:span><text:span text:style-name="T13">“o conceito de atributo serve para associar informações a ocorrências de entidades ou de relacionamentos”. </text:span><text:span text:style-name="T18">Guimarães (2003, p.34) também cita o conceito de “atributo determinante (ou atributo chave). Um atributo determinante de um conjunto de entidades é um dos atributos do conjunto de entidades especialmente projetado para identificar de forma única qualquer entidade do conjunto”.</text:span></text:p>
      <text:p text:style-name="P6"><text:span text:style-name="T18"><text:tab/></text:span><text:span text:style-name="T15">Complementando, </text:span><text:span text:style-name="T21">Guimarães (2013, p.35) cita que “Um atributo pode conter vários subatributos. Nesse caso ele se diz composto. Por exemplo, o atributo ”endereço” pode conter os subatributos Local, Cidade e CEP”.</text:span></text:p>
      <text:p text:style-name="P18"/>
      <text:p text:style-name="P21">Se um atributo de uma entidade pode tomar diversos valores então ele se diz multivalorado. Por exemplo, um funcionário pode ter diversos telefones que constituem um atributo multivalorado do CE Funcionários. Esta propriedade pode ser indicada colocando-se um asterisco * após os nomes dos atributos autores e assuntos. (GUIMARÃES, 2003, p.36)</text:p>
      <text:p text:style-name="P14"/>
      <text:p text:style-name="P14"><text:tab/>Ou seja, atributos são indicadores de informações sobre determinada entidade e</text:p>
      <text:p text:style-name="P19"><text:span text:style-name="T34">relação</text:span><text:span text:style-name="T25">, e vários atributos podem ser </text:span><text:span text:style-name="T29">atribuídos</text:span><text:span text:style-name="T25"> a um único atributo para que possa ser amenizado a quantidade de atributos nos modelos ER, </text:span><text:span text:style-name="T38">atributos chave que são responsaveis por identificar e diferenciar qualquer entidade;</text:span><text:span text:style-name="T25"> e </text:span><text:span text:style-name="T27">também</text:span><text:span text:style-name="T26"> existem atributos </text:span><text:span text:style-name="T27">denominados multivalorados, que são atributos que podem ter diversos valores.</text:span></text:p>
      <text:p text:style-name="P19"><text:span text:style-name="T28"><text:tab/>Dentro do Modelo ER, existem as entidades e os relacionamentos que são responsáveis p</text:span><text:span text:style-name="T29">or</text:span><text:span text:style-name="T28"> </text:span><text:span text:style-name="T29">interl</text:span><text:span text:style-name="T28">iga-las, que de acordo com Guimarães (2003, p.36) Um relacionamento entre duas entidades é uma lista (conjunto) de pares de entidades, onde cada par representa uma associação entre uma entidade e outra, e que estabelece uma interdependência entre essas entidades. Complementado Heuser (2001) “define relacionamento como um conjunto de associações entre entidades”.</text:span></text:p>
      <text:p text:style-name="P20"><text:span text:style-name="T35"><text:tab/>Também existem os Auto-relacionamentos que conforme citado por Guimarães (2003, p.39)</text:span><text:span text:style-name="T28"> </text:span><text:span text:style-name="T35">são </text:span><text:span text:style-name="T36">entidades que se auto-relacionam</text:span><text:span text:style-name="T37">ento</text:span><text:span text:style-name="T36"> consigo mesmo, </text:span><text:span text:style-name="T37">por exemplo, uma entidade </text:span><text:span text:style-name="T39">“pessoa”</text:span><text:span text:style-name="T37"> que tem um auto-relacionamento de 1:1 na relação casamento.</text:span></text:p>
      <text:p text:style-name="P19"><text:span text:style-name="T29"><text:tab/>Dentro do conceito de DER existe um nome que se dá a quantidade de relações em que as entidades fazem umas com as outras, e o termo é chamado de </text:span><text:span text:style-name="T22">cardinalidade, </text:span><text:span text:style-name="T24">que é</text:span><text:span text:style-name="T22"> definida como a quantidade de relacionamentos em que as entidades podem ou </text:span><text:soft-page-break/><text:span text:style-name="T22">devem estar envolvidas, de acordo com </text:span><text:span text:style-name="T30">Rezende (1997, p</text:span><text:span text:style-name="T31">.</text:span><text:span text:style-name="T30">111)</text:span><text:span text:style-name="T23"> a cardinalidade de </text:span><text:span text:style-name="T30">1:1</text:span><text:span text:style-name="T23"> é quando o relacionamento de entidades só pode acontecer uma única vez, a cardinalidade</text:span><text:span text:style-name="T30"> 1</text:span><text:span text:style-name="T32">:</text:span><text:span text:style-name="T30">n</text:span><text:span text:style-name="T23"> é quando um das entidades pode se relacionar múltiplas vezes com outra, embora essa outra só possa ter relação com uma única entidade e a cardinalidade </text:span><text:span text:style-name="T33">n:n</text:span><text:span text:style-name="T30"> </text:span><text:span text:style-name="T23">é quando ambas as entidades podem se relacionar inúmeras vezes entre si.</text:span></text:p>
      <text:p text:style-name="P7"><text:tab/>De acordo com Heuser (2001) através do conceito de generalização/especialização que se é possível atribuir propriedades particulares a um subconjunto de ocorrências (especializadas) de uma entidade genérica, e no DER o que representa as ocorrências especializadas são triângulos isósceles. </text:p>
      <text:p text:style-name="P9"><text:span text:style-name="T11"><text:tab/></text:span>Ou seja, o modelo ER é utilizado para que se consiga modelar e representar a relação entre objetos de uma realidade, e o DER é a representação gráfica do modelo ER, <text:span text:style-name="T11">o DER é composto por entidades que são representadas por retângulos com seus respectivos nomes dentro, atributos que são utilizados para definir informações relacionadas as entidades, relacionamentos que tem a função de interligar entidades e são representados por um losango, a cardinalidade que tem a função de apresentar o número de relacionamentos existentes e possíveis entre entidades e a generalização/especialização que tem como função dividir a entidade generalizada em subconjuntos.</text:span></text:p>
      <text:p text:style-name="P11"><text:span text:style-name="T19"><text:tab/></text:span>O dicionário de dados de acordo com <text:span text:style-name="T6">Rezende </text:span><text:span text:style-name="T4">apud GANE e SARSON</text:span><text:span text:style-name="T6"> (1997, p. 113, </text:span><text:span text:style-name="T7">114</text:span><text:span text:style-name="T6">)</text:span><text:span text:style-name="T1"> </text:span>é um local estruturado onde se mantém detalhes de conteúdos de fluxos de dados, depósitos de dados, processos e entidades externas, ou seja, descrição de componentes. <text:span text:style-name="T20">O dicionário de dados é constituído pelo conteúdo da descrição dos processos, conteúdo da descrição dos fluxos de dados, conteúdo da descrição das entidades externas, conteúdo da descrição dos depósitos de dados, conteúdo da descrição dos elementos de dados e pelo conteúdo da descrição dos itens de glossário.</text:span></text:p>
      <text:p text:style-name="P11"><text:span text:style-name="T45"><text:tab/>Complementando, Patrick (2002, p.175) diz que “dicionario de dados é um grupo de tabelas que contem todas as informações sobre a estrutura da base de dados</text:span><text:span text:style-name="T9">, […],</text:span><text:span text:style-name="T45"> Ela contem todas as informações de que o sistema precisa para fazer o processamento”. </text:span></text:p>
      <text:p text:style-name="P11"><text:span text:style-name="T43"><text:tab/>Em relação ao </text:span><text:span text:style-name="T44">script</text:span><text:span text:style-name="T43"> de criação de tabelas e registros, Guimarães (2003, p.104) cita que o comando “</text:span><text:span text:style-name="T8">Create table </text:span><text:span text:style-name="T17">é o principal comando de dados e permite definir o esquema de uma tabela. </text:span><text:span text:style-name="T8">Alter table </text:span><text:span text:style-name="T17">permite alterar o esquema de uma tabela e </text:span><text:span text:style-name="T8">drop table</text:span><text:span text:style-name="T17"> permite eliminar uma tabela”; O comando para que se consiga inserir uma linha na tabela é o comando </text:span><text:span text:style-name="T44">insert</text:span><text:span text:style-name="T17">, o comando usado para deletar uma linha de uma tabela é o </text:span><text:span text:style-name="T44">delete</text:span><text:span text:style-name="T17">; E o comando que se usa para modificar valores de uma ou mais colunas de uma tabela é o comando </text:span><text:span text:style-name="T44">update</text:span><text:span text:style-name="T17">.</text:span></text:p>
      <text:p text:style-name="P11"><text:span text:style-name="T42"><text:tab/>Agora entrando na parte de Junção natural (Inner Join), Guimarães (2003, p.144) comenta que a função da Junção natural é de possibilitar a consulta de dados em múltiplas tabelas ao mesmo tempo. Por exemplo, considerando a tabela 1 e a tabela 2, consulte os nomes e códigos de identificação dos usuários. Caso algum dos usuários não tenha um código de identificação deve ser retornado o valor nulo. Dentro da junção existem alguns tipos de busca que de acordo com Guimarães (2003, p.145), a busca pela junção exterior direita (RIGHT JOIN), </text:span><text:span text:style-name="T16">“onde são acrescentados ao resultado da consulta os atributos selecionados de todas as linhas da tabela mencionada </text:span><text:span text:style-name="T17">à</text:span><text:span text:style-name="T16"> direita de RIGHT JOIN” e </text:span><text:span text:style-name="T17">à</text:span><text:span text:style-name="T16"> esquerda caso a busca seja pela junção exterior esquerda (LEFT JOIN). Caso se queira obter os atributos de ambos os lados devemos usar o operador FULL JOIN.</text:span></text:p>
      <text:p text:style-name="P15"/>
      <text:p text:style-name="P15"/>
      <text:p text:style-name="P10"/>
      <text:p text:style-name="P10"/>
      <text:p text:style-name="P12">http://www.devmedia.com.br/modelo-entidade-relacionamento-mer-e-diagrama-entidade-relacionamento-der/14332</text:p>
      <text:p text:style-name="P3"/>
      <text:p text:style-name="P3"><text:soft-page-break/></text:p>
      <text:p text:style-name="P3"/>
      <text:p text:style-name="P16"/>
      <text:p text:style-name="P16"/>
      <text:p text:style-name="P16"/>
      <text:p text:style-name="P16"/>
      <text:p text:style-name="P16"/>
      <text:p text:style-name="P16"/>
      <text:p text:style-name="P16"/>
      <text:p text:style-name="P16"><text:span text:style-name="T46">Para cada produto do estoque da Meat Company deve haver um código de</text:span></text:p>
      <text:p text:style-name="P23"><text:span text:style-name="T46">identificação, o nome do produto, a quantidade deste produto no estoque, a data de</text:span></text:p>
      <text:p text:style-name="P23"><text:span text:style-name="T46">validade da remessa ou do produto individualmente, o jeito do qual o produto está</text:span></text:p>
      <text:p text:style-name="P23"><text:span text:style-name="T46">sendo comprado ex. Caixa, pacote, unidade, etc., e o código do cliente ou</text:span></text:p>
      <text:p text:style-name="P23"><text:span text:style-name="T46">fornecedor que compra ou fornece.</text:span></text:p>
      <text:p text:style-name="P23"><text:span text:style-name="T46">As pessoas dentro do banco de dados devem ter um código de identificação,</text:span></text:p>
      <text:p text:style-name="P23"><text:span text:style-name="T46">o tipo da pessoa (Física ou Jurídica), o endereço, o Telefone de contato e o e-mail.</text:span></text:p>
      <text:p text:style-name="P23"><text:span text:style-name="T46">As pessoas são divididas em duas, os clientes e os fornecedores, se a pessoa for</text:span></text:p>
      <text:p text:style-name="P23"><text:span text:style-name="T46">um cliente, devem ser registrados o CPF, RG e a data de nascimento do mesmo; E</text:span></text:p>
      <text:p text:style-name="P23"><text:span text:style-name="T46">se a pessoa for um fornecedor deve ser registrado o CNPJ.</text:span></text:p>
      <text:p text:style-name="P23"><text:span text:style-name="T46">Os Clientes compram os produtos da empresa, os clientes podem comprar</text:span></text:p>
      <text:p text:style-name="P23"><text:span text:style-name="T46">quantos produtos eles quiserem, e os produtos podem ser comprados por vários</text:span></text:p>
      <text:p text:style-name="P23"><text:span text:style-name="T46">clientes. Quando os produtos forem vendidos, o código de identificação da pessoa e</text:span></text:p>
      <text:p text:style-name="P23"><text:span text:style-name="T46">do produto deve ser registrado no sistema.</text:span></text:p>
      <text:p text:style-name="P23"><text:span text:style-name="T46">Vários fornecedores fornecem para a Meat Company, os fornecedores podem</text:span></text:p>
      <text:p text:style-name="P23"><text:span text:style-name="T46">fornecer vários tipos de produtos, e os produtos podem ser fornecidos por vários</text:span></text:p>
      <text:p text:style-name="P23"><text:span text:style-name="T46">fornecedores. Quando o fornecimento for feito deve ser armazenado no sistema o</text:span></text:p>
      <text:p text:style-name="P23"><text:span text:style-name="T46">código de identificação da pessoa e do produto.</text:span></text:p>
      <text:p text:style-name="P23"><text:span text:style-name="T46">Este mini-mundo deu origem ao DER disponível no Anexo D.</text:span></text:p>
      <text:p text:style-name="P23"><text:span text:style-name="T46">O </text:span><text:span text:style-name="T48">script </text:span><text:span text:style-name="T46">de criação de dados foi feito a partir da concepção do DER, e para a</text:span></text:p>
      <text:p text:style-name="P23"><text:span text:style-name="T46">exemplificação foram utilizados dados simulados. Ele é o conjunto de códigos</text:span></text:p>
      <text:p text:style-name="P23"><text:span text:style-name="T46">utilizados no desenvolvimento das tabelas do banco de dados, essas tabelas contém</text:span></text:p>
      <text:p text:style-name="P23"><text:span text:style-name="T46">informações especificas sobre as entidades que forem trabalhadas. As entidades do</text:span></text:p>
      <text:p text:style-name="P23"><text:span text:style-name="T46">banco de dados criado pelo grupo são; A entidade produto que diz a respeito do</text:span></text:p>
      <text:p text:style-name="P23"><text:span text:style-name="T46">estoque da empresa e a entidade Pessoa que se subdivide em clientes e</text:span></text:p>
      <text:p text:style-name="P23"><text:span text:style-name="T46">fornecedores. O </text:span><text:span text:style-name="T48">script </text:span><text:span text:style-name="T46">está disponível no Apêndice C, e a representação gráfica das</text:span></text:p>
      <text:p text:style-name="P23"><text:span text:style-name="T46">tabelas está disponível no Anexo E.</text:span></text:p>
      <text:p text:style-name="P23"><text:span text:style-name="T46"/></text:p>
      <text:p text:style-name="P23"><text:span text:style-name="T46"/></text:p>
      <text:p text:style-name="P23"><text:span text:style-name="T46"/></text:p>
      <text:p text:style-name="P25"><text:span text:style-name="T46">COLOCAR EM ITALICO?</text:span></text:p>
      <text:p text:style-name="P24"><text:span text:style-name="T46">No script do banco de dados foram implementados alguns recursos, eles sendo: A visão, o </text:span><text:span text:style-name="T47">trigger,</text:span><text:span text:style-name="T46"> e o </text:span><text:span text:style-name="T47">“stored procedure”.</text:span></text:p>
      <text:p text:style-name="P26"><text:span text:style-name="T46"><text:s/>A visão implementada no script foi utilizada com o objetivo de selecionar partes da tabela “Pessoa” sem mostrar as informações: endereço, telefone e email do cliente.</text:span></text:p>
      <text:p text:style-name="P26"><text:span text:style-name="T46"><text:s/>O trigger implementado no script foi utilizado para</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ItalicMT" svg:font-family="Arial-Italic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 fo:font-family="Arial" style:font-style-name="Normal" style:font-family-generic="swiss" style:font-pitch="variable"/>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06:39.526000000</meta:creation-date>
    <dc:date>2017-04-25T22:00:02.344000000</dc:date>
    <meta:editing-duration>PT2H56M35S</meta:editing-duration>
    <meta:editing-cycles>31</meta:editing-cycles>
    <meta:generator>LibreOffice/4.4.3.2$Windows_x86 LibreOffice_project/88805f81e9fe61362df02b9941de8e38a9b5fd16</meta:generator>
    <meta:document-statistic meta:table-count="0" meta:image-count="0" meta:object-count="0" meta:page-count="3" meta:paragraph-count="51" meta:word-count="1510" meta:character-count="9528" meta:non-whitespace-character-count="8045"/>
  </office:meta>
</office:document-meta>
</file>